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026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Реализовано</text:p>
          </table:table-cell>
        </table:table-row>
        <table:table-row table:style-name="ro1">
          <table:table-cell office:value-type="string">
            <text:p>Число получивших консультации за пределами госпиталя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Распределение ветеранов по группам диспансерного наблюдения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Выполнение плана врачебных посещений</text:p>
          </table:table-cell>
          <table:table-cell/>
        </table:table-row>
        <table:table-row table:style-name="ro1">
          <table:table-cell office:value-type="string">
            <text:p>Структура врачебных посещений</text:p>
          </table:table-cell>
          <table:table-cell/>
        </table:table-row>
        <table:table-row table:style-name="ro1">
          <table:table-cell office:value-type="string">
            <text:p>Число обследованных маломобильных больных</text:p>
          </table:table-cell>
          <table:table-cell/>
        </table:table-row>
        <table:table-row table:style-name="ro1">
          <table:table-cell office:value-type="string">
            <text:p>Распределение диспансерной группы по нозоологии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Эффективность диспансерной работы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Заболеваемость с временной утратой трудоспособности</text:p>
          </table:table-cell>
          <table:table-cell/>
        </table:table-row>
        <table:table-row table:style-name="ro1">
          <table:table-cell office:value-type="string">
            <text:p>Структура численного состава участка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Функция врачебной должности</text:p>
          </table:table-cell>
          <table:table-cell/>
        </table:table-row>
        <table:table-row table:style-name="ro1">
          <table:table-cell office:value-type="string">
            <text:p>Госпитализация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Госпитализация больных терапевтического профиля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Выполнение плана профилактических осмотров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Частота выявления ранних форм заболеваний на проф. Осмотрах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Выход на инвалидность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Заболеваемость по участку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Число инфекционных заболеваний</text:p>
          </table:table-cell>
          <table:table-cell/>
        </table:table-row>
        <table:table-row table:style-name="ro1">
          <table:table-cell office:value-type="string">
            <text:p>Возрастная структура умерших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Распределение умерших по классам болезней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Диспаснсеризация инвалидов и участников ВОВ и воинов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Распределение маломобильных по группам дисп. Наблюдения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Структура смертности из числа маломобильных</text:p>
          </table:table-cell>
          <table:table-cell office:value-type="string">
            <text:p>да</text:p>
          </table:table-cell>
        </table:table-row>
        <table:table-row table:style-name="ro1">
          <table:table-cell office:value-type="string">
            <text:p>Госпитализация маломобильных</text:p>
          </table:table-cell>
          <table:table-cell office:value-type="string">
            <text:p>да</text:p>
          </table:table-cell>
        </table:table-row>
      </table:table>
      <table:table table:name="Лист2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30.01.2012</text:date>, <text:time>11:58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zoon </meta:initial-creator>
    <meta:creation-date>2012-01-30T11:45:47</meta:creation-date>
    <dc:date>2012-01-30T11:58:23</dc:date>
    <dc:creator>bazoon </dc:creator>
    <meta:editing-duration>PT12M38S</meta:editing-duration>
    <meta:editing-cycles>4</meta:editing-cycles>
    <meta:generator>LibreOffice/3.4$Linux LibreOffice_project/340m1$Build-402</meta:generator>
    <meta:document-statistic meta:table-count="3" meta:cell-count="41" meta:object-count="0"/>
  </office:meta>
</office:document-meta>
</file>